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QUEN MEZA KELV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62490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QUEN MEZA, KELVIN JOSEP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62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ESQUEN MEZA, KAROL GIS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562490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3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